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32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bug_lines</text:p>
          </table:table-cell>
          <table:table-cell table:style-name="ce2"/>
          <table:table-cell table:style-name="ce1" office:value-type="string" calcext:value-type="string">
            <text:p>bug_description</text:p>
          </table:table-cell>
          <table:table-cell table:style-name="ce1" office:value-type="string" calcext:value-type="string">
            <text:p>bug_code</text:p>
          </table:table-cell>
          <table:table-cell table:style-name="ce1" office:value-type="string" calcext:value-type="string">
            <text:p>bug_typ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209884" calcext:value-type="float">
            <text:p>209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iable misuse</text:p>
          </table:table-cell>
          <table:table-cell office:value-type="string" calcext:value-type="string">
            <text:p>Use variable k instead of key variable.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mproper Interaction Between Multiple Correctly-Behaving Entiti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3772" calcext:value-type="float">
            <text:p>2637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ltiprocessing error</text:p>
          </table:table-cell>
          <table:table-cell office:value-type="string" calcext:value-type="string">
            <text:p>Need to remove the queue handler so that it doesn't try to send data over a queue that was shut down on the listener end.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mproper Interaction Between Multiple Correctly-Behaving Entiti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4907" calcext:value-type="float">
            <text:p>144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sed import</text:p>
          </table:table-cell>
          <table:table-cell office:value-type="string" calcext:value-type="string">
            <text:p>Library (function) is used without import.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Improper Control of a Resource Through its Lifetim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0038" calcext:value-type="float">
            <text:p>1100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sed logical opportunity</text:p>
          </table:table-cell>
          <table:table-cell office:value-type="string" calcext:value-type="string">
            <text:p>If macosx10, then another logic.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Improper Check for Unusual or Exceptional Condition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7361" calcext:value-type="float">
            <text:p>37736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Exit(1) if storage failed.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n-exit on Failed Initializa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8206" calcext:value-type="float">
            <text:p>1482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Added exception handling (try).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aught Excep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219" calcext:value-type="float">
            <text:p>582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rator misuse</text:p>
          </table:table-cell>
          <table:table-cell office:value-type="string" calcext:value-type="string">
            <text:p>Wrong logical operator.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ncorrect Calcula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023" calcext:value-type="float">
            <text:p>1370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mantic error</text:p>
          </table:table-cell>
          <table:table-cell office:value-type="string" calcext:value-type="string">
            <text:p>Project doesn't want to automatically load other instances of the community with other master members.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mproper Interaction Between Multiple Correctly-Behaving Entiti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1836" calcext:value-type="float">
            <text:p>2218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Added exception handling (try).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aught Excep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041" calcext:value-type="float">
            <text:p>187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Added exception handling (try).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aught Excep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588" calcext:value-type="float">
            <text:p>455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Added exception handling (try).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aught Excep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2833" calcext:value-type="float">
            <text:p>322833</text:p>
          </table:table-cell>
          <table:table-cell office:value-type="string" calcext:value-type="string">
            <text:p>37,47</text:p>
          </table:table-cell>
          <table:table-cell office:value-type="string" calcext:value-type="string">
            <text:p>variable misuse</text:p>
          </table:table-cell>
          <table:table-cell office:value-type="string" calcext:value-type="string">
            <text:p>Use variable self.host instead of host variable.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Use of Redundant Cod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160" calcext:value-type="float">
            <text:p>711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nvalid shape (forgotten squeeze).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Improper Following of Specification by Cal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188" calcext:value-type="float">
            <text:p>731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Added exception handling (try).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aught Excep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6312" calcext:value-type="float">
            <text:p>3463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Incorrect regex.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ncorrect Regular Express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105" calcext:value-type="float">
            <text:p>76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 value error</text:p>
          </table:table-cell>
          <table:table-cell office:value-type="string" calcext:value-type="string">
            <text:p>Added key value validation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roper Input Valida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362" calcext:value-type="float">
            <text:p>189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oding</text:p>
          </table:table-cell>
          <table:table-cell office:value-type="string" calcext:value-type="string">
            <text:p>Missed utf-8 decoding.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Improper Handling of Unicode Encoding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1032" calcext:value-type="float">
            <text:p>32103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ssue with size: make sure outputs have the same time_dim as input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roper Input Valida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2421" calcext:value-type="float">
            <text:p>2524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Division by zero (overflow).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Divide By Zero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3610" calcext:value-type="float">
            <text:p>2136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Added exception handling.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aught Exception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4:54:58.900458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9:33:52.681401237</meta:creation-date>
    <dc:date>2021-05-26T14:56:36.275325378</dc:date>
    <meta:editing-duration>PT16M45S</meta:editing-duration>
    <meta:editing-cycles>5</meta:editing-cycles>
    <meta:generator>LibreOffice/6.0.6.2$Linux_X86_64 LibreOffice_project/00m0$Build-2</meta:generator>
    <meta:document-statistic meta:table-count="1" meta:cell-count="122" meta:object-count="0"/>
  </office:meta>
</office:document-meta>
</file>